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25in" fo:margin-left="0.0313in" fo:margin-top="0in" fo:margin-bottom="0in" table:align="left" style:writing-mode="lr-tb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6563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2.5938in"/>
    </style:style>
    <style:style style:name="Table2.1" style:family="table-row">
      <style:table-row-properties style:min-row-height="0.284in" fo:keep-together="auto"/>
    </style:style>
    <style:style style:name="Table2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201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272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" style:family="table">
      <style:table-properties style:width="7.25in" fo:margin-left="0.0313in" fo:margin-top="0in" fo:margin-bottom="0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2.4688in"/>
    </style:style>
    <style:style style:name="Table1.D" style:family="table-column">
      <style:table-column-properties style:column-width="2.5938in"/>
    </style:style>
    <style:style style:name="Table1.1" style:family="table-row">
      <style:table-row-properties style:min-row-height="0.284in" fo:keep-together="auto"/>
    </style:style>
    <style:style style:name="Table1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0.2201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2722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7.25in" fo:margin-left="0.0313in" fo:margin-top="0in" fo:margin-bottom="0in" table:align="left" style:writing-mode="lr-tb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1875in"/>
    </style:style>
    <style:style style:name="Table3.C" style:family="table-column">
      <style:table-column-properties style:column-width="2.0313in"/>
    </style:style>
    <style:style style:name="Table3.D" style:family="table-column">
      <style:table-column-properties style:column-width="2.5938in"/>
    </style:style>
    <style:style style:name="Table3.1" style:family="table-row">
      <style:table-row-properties style:min-row-height="0.284in" fo:keep-together="auto"/>
    </style:style>
    <style:style style:name="Table3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0.2201in" fo:keep-together="auto"/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0.2722in" fo:keep-together="auto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7.25in" fo:margin-left="0.0313in" fo:margin-top="0in" fo:margin-bottom="0in" table:align="left" style:writing-mode="lr-tb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8125in"/>
    </style:style>
    <style:style style:name="Table4.D" style:family="table-column">
      <style:table-column-properties style:column-width="0.9375in"/>
    </style:style>
    <style:style style:name="Table4.E" style:family="table-column">
      <style:table-column-properties style:column-width="1.25in"/>
    </style:style>
    <style:style style:name="Table4.1" style:family="table-row">
      <style:table-row-properties style:min-row-height="0.284in" fo:keep-together="auto"/>
    </style:style>
    <style:style style:name="Table4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4.E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4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4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2722in" fo:keep-together="auto"/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E4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paragraph-rsid="00bf580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dc0696"/>
    </style:style>
    <style:style style:name="P3" style:family="paragraph" style:parent-style-name="Standard">
      <style:paragraph-properties fo:text-align="start" style:justify-single-word="false"/>
      <style:text-properties officeooo:paragraph-rsid="0101353c"/>
    </style:style>
    <style:style style:name="P4" style:family="paragraph" style:parent-style-name="Standard">
      <style:paragraph-properties fo:text-align="start" style:justify-single-word="false"/>
      <style:text-properties officeooo:paragraph-rsid="01069be4"/>
    </style:style>
    <style:style style:name="P5" style:family="paragraph" style:parent-style-name="Standard">
      <style:paragraph-properties fo:text-align="start" style:justify-single-word="false"/>
      <style:text-properties officeooo:paragraph-rsid="010faecf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0dc0696" fo:background-color="transparent" style:font-size-asian="10pt" style:font-name-complex="Times New Roman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101353c" fo:background-color="transparent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1069be4" fo:background-color="transparent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10faecf" fo:background-color="transparent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dc0696" officeooo:paragraph-rsid="00dc0696" fo:background-color="transparent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dc0696" officeooo:paragraph-rsid="0101353c" fo:background-color="transparent" style:font-size-asian="10pt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dc0696" officeooo:paragraph-rsid="01069be4" fo:background-color="transparent" style:font-size-asian="10pt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101353c" officeooo:paragraph-rsid="0101353c" fo:background-color="transparent" style:font-size-asian="10pt" style:font-name-complex="Times New Roman1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10747d8" officeooo:paragraph-rsid="010747d8" fo:background-color="transparent" style:font-size-asian="10pt" style:font-name-complex="Times New Roman1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dc0696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101353c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1069be4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10faecf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officeooo:paragraph-rsid="00dc0696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officeooo:paragraph-rsid="0101353c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officeooo:paragraph-rsid="01069be4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officeooo:paragraph-rsid="010faecf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595959" loext:opacity="100%" style:font-name="Times New Roman" fo:font-size="18pt" officeooo:rsid="00a0ae45" officeooo:paragraph-rsid="00bf580d" style:font-size-asian="18pt" style:font-name-complex="Times New Roman1" style:font-size-complex="18pt"/>
    </style:style>
    <style:style style:name="P24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rsid="006ed82a" officeooo:paragraph-rsid="00131264" style:font-size-asian="14pt" style:font-name-complex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df6c7e" officeooo:paragraph-rsid="00dc0696" style:font-size-asian="10pt" style:font-name-complex="Times New Roman1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df6c7e" officeooo:paragraph-rsid="0101353c" style:font-size-asian="10pt" style:font-name-complex="Times New Roman1" style:font-size-complex="10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df6c7e" officeooo:paragraph-rsid="01069be4" style:font-size-asian="10pt" style:font-name-complex="Times New Roman1" style:font-size-complex="10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df6c7e" officeooo:paragraph-rsid="010faecf" style:font-size-asian="10pt" style:font-name-complex="Times New Roman1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595959" loext:opacity="100%" style:font-name="Times New Roman" fo:font-size="10pt" officeooo:rsid="00df6c7e" officeooo:paragraph-rsid="0101353c" style:font-size-asian="10pt" style:font-name-complex="Times New Roman1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111544a" officeooo:paragraph-rsid="0111544a" fo:background-color="transparent" style:font-size-asian="10pt" style:font-name-complex="Times New Roman1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10faecf"/>
    </style:style>
    <style:style style:name="T1" style:family="text">
      <style:text-properties fo:color="#595959" loext:opacity="100%" style:font-name="Times New Roman" fo:font-size="14pt" officeooo:rsid="003e6a5c" style:font-size-asian="14pt" style:font-name-complex="Times New Roman1" style:font-size-complex="14pt"/>
    </style:style>
    <style:style style:name="T2" style:family="text">
      <style:text-properties fo:color="#595959" loext:opacity="100%" style:font-name="Times New Roman" fo:font-size="14pt" officeooo:rsid="006ed82a" style:font-size-asian="14pt" style:font-name-complex="Times New Roman1" style:font-size-complex="14pt"/>
    </style:style>
    <style:style style:name="T3" style:family="text">
      <style:text-properties fo:color="#595959" loext:opacity="100%" style:font-name="Times New Roman" fo:font-size="14pt" officeooo:rsid="00ae7129" style:font-size-asian="14pt" style:font-name-complex="Times New Roman1" style:font-size-complex="14pt"/>
    </style:style>
    <style:style style:name="T4" style:family="text">
      <style:text-properties fo:color="#595959" loext:opacity="100%" style:font-name="Times New Roman" fo:font-size="14pt" officeooo:rsid="00e676fc" style:font-size-asian="14pt" style:font-name-complex="Times New Roman1" style:font-size-complex="14pt"/>
    </style:style>
    <style:style style:name="T5" style:family="text">
      <style:text-properties fo:color="#595959" loext:opacity="100%" style:font-name="Times New Roman" fo:font-size="14pt" officeooo:rsid="0101353c" style:font-size-asian="14pt" style:font-name-complex="Times New Roman1" style:font-size-complex="14pt"/>
    </style:style>
    <style:style style:name="T6" style:family="text">
      <style:text-properties fo:color="#595959" loext:opacity="100%" style:font-name="Times New Roman" fo:font-size="14pt" officeooo:rsid="01069be4" style:font-size-asian="14pt" style:font-name-complex="Times New Roman1" style:font-size-complex="14pt"/>
    </style:style>
    <style:style style:name="T7" style:family="text">
      <style:text-properties fo:color="#595959" loext:opacity="100%" style:font-name="Times New Roman" fo:font-size="14pt" officeooo:rsid="0111544a" style:font-size-asian="14pt" style:font-name-complex="Times New Roman1" style:font-size-complex="14pt"/>
    </style:style>
    <style:style style:name="T8" style:family="text">
      <style:text-properties officeooo:rsid="00ef9ce6"/>
    </style:style>
    <style:style style:name="T9" style:family="text">
      <style:text-properties officeooo:rsid="011154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itle" text:name="py3o.options.title"/>
        <text:user-field-decl office:value-type="string" office:string-value="DateFrom" text:name="py3o.options.date_from"/>
        <text:user-field-decl office:value-type="string" office:string-value="DateTo" text:name="py3o.options.date_to"/>
        <text:user-field-decl office:value-type="string" office:string-value="Name" text:name="py3o.record.name"/>
        <text:user-field-decl office:value-type="string" office:string-value="Total" text:name="py3o.record.total"/>
        <text:user-field-decl office:value-type="string" office:string-value="Invoicing Target" text:name="py3o.record.invoiced_target"/>
        <text:user-field-decl office:value-type="string" office:string-value="Number" text:name="py3o.index"/>
        <text:user-field-decl office:value-type="string" office:string-value="Code" text:name="py3o.record.ref"/>
        <text:user-field-decl office:value-type="string" office:string-value="Sales Team" text:name="py3o.record.team"/>
        <text:user-field-decl office:value-type="string" office:string-value="Code" text:name="py3o.record.code"/>
        <text:user-field-decl office:value-type="string" office:string-value="Qty" text:name="py3o.record.qty"/>
        <text:user-field-decl office:value-type="string" office:string-value="UoM" text:name="py3o.record.uom"/>
      </text:user-field-decls>
      <text:p text:style-name="P23"><text:user-field-get text:name="py3o.options.title">Title</text:user-field-get></text:p>
      <text:p text:style-name="P1"><text:span text:style-name="T3"><text:user-field-get text:name="py3o.options.date_from">DateFrom</text:user-field-get></text:span><text:span text:style-name="T3"><text:s/>- </text:span><text:span text:style-name="T3"><text:user-field-get text:name="py3o.options.date_to">DateTo</text:user-field-get></text:span></text:p>
      <text:p text:style-name="P24"/>
      <text:p text:style-name="P2"><text:a xlink:type="simple" xlink:href="py3o://if=%22options.report_by%20==%20'sale_team'%22" text:style-name="Internet_20_link" text:visited-style-name="Visited_20_Internet_20_Link"><text:span text:style-name="T4">if="options.report_by == 'sale_team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10">Sales Team</text:p>
          </table:table-cell>
          <table:table-cell table:style-name="Table2.A1" office:value-type="string">
            <text:p text:style-name="P10">Invoicing Target</text:p>
          </table:table-cell>
          <table:table-cell table:style-name="Table2.D1" office:value-type="string">
            <text:p text:style-name="P10">Total Sales Amount</text:p>
          </table:table-cell>
        </table:table-row>
        <table:table-row table:style-name="Table2.1">
          <table:table-cell table:style-name="Table2.A2" table:number-columns-spanned="4" office:value-type="string">
            <text:p text:style-name="P15"><text:a xlink:type="simple" xlink:href="py3o://for=%22index,%20record%20in%20enumerate(records,%201)%22" text:style-name="Internet_20_link" text:visited-style-name="Visited_20_Internet_20_Link"><text:span text:style-name="T8">for="index, record in enumerate(records, 1)"</text:span></text:a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9"><text:user-field-get text:name="py3o.index">Number</text:user-field-get></text:p>
          </table:table-cell>
          <table:table-cell table:style-name="Table2.B3" office:value-type="string">
            <text:p text:style-name="P25"><text:user-field-get text:name="py3o.record.name">Name</text:user-field-get></text:p>
          </table:table-cell>
          <table:table-cell table:style-name="Table2.C3" office:value-type="string">
            <text:p text:style-name="P25"><text:user-field-get text:name="py3o.record.invoiced_target">Invoicing Target</text:user-field-get></text:p>
          </table:table-cell>
          <table:table-cell table:style-name="Table2.D3" office:value-type="string">
            <text:p text:style-name="P25"><text:user-field-get text:name="py3o.record.total">Total</text:user-field-get></text:p>
          </table:table-cell>
        </table:table-row>
        <table:table-row table:style-name="Table2.4">
          <table:table-cell table:style-name="Table2.A4" table:number-columns-spanned="4" office:value-type="string">
            <text:p text:style-name="P15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</table:table>
      <text:p text:style-name="P2"><text:a xlink:type="simple" xlink:href="py3o:///if" text:style-name="Internet_20_link" text:visited-style-name="Visited_20_Internet_20_Link"><text:span text:style-name="T2">/if</text:span></text:a></text:p>
      <text:p text:style-name="P3"><text:a xlink:type="simple" xlink:href="py3o://if=%22options.report_by%20==%20'customer'%22" text:style-name="Internet_20_link" text:visited-style-name="Visited_20_Internet_20_Link"><text:span text:style-name="T5">if="options.report_by == 'customer'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o.</text:p>
          </table:table-cell>
          <table:table-cell table:style-name="Table1.A1" office:value-type="string">
            <text:p text:style-name="P13">Customer Code</text:p>
          </table:table-cell>
          <table:table-cell table:style-name="Table1.A1" office:value-type="string">
            <text:p text:style-name="P13">Customer Name</text:p>
          </table:table-cell>
          <table:table-cell table:style-name="Table1.D1" office:value-type="string">
            <text:p text:style-name="P11">Total Sales Amount</text:p>
          </table:table-cell>
        </table:table-row>
        <table:table-row table:style-name="Table1.1">
          <table:table-cell table:style-name="Table1.A2" table:number-columns-spanned="4" office:value-type="string">
            <text:p text:style-name="P16"><text:a xlink:type="simple" xlink:href="py3o://for=%22index,%20record%20in%20enumerate(records,%201)%22" text:style-name="Internet_20_link" text:visited-style-name="Visited_20_Internet_20_Link"><text:span text:style-name="T8">for="index, record in enumerate(records, 1)"</text:span></text:a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0"><text:user-field-get text:name="py3o.index">Number</text:user-field-get></text:p>
          </table:table-cell>
          <table:table-cell table:style-name="Table1.B3" office:value-type="string">
            <text:p text:style-name="P26"><text:user-field-get text:name="py3o.record.ref">Code</text:user-field-get></text:p>
          </table:table-cell>
          <table:table-cell table:style-name="Table1.C3" office:value-type="string">
            <text:p text:style-name="P29"><text:user-field-get text:name="py3o.record.name">Name</text:user-field-get></text:p>
          </table:table-cell>
          <table:table-cell table:style-name="Table1.D3" office:value-type="string">
            <text:p text:style-name="P26"><text:user-field-get text:name="py3o.record.total">Total</text:user-field-get></text:p>
          </table:table-cell>
        </table:table-row>
        <table:table-row table:style-name="Table1.4">
          <table:table-cell table:style-name="Table1.A4" table:number-columns-spanned="4" office:value-type="string">
            <text:p text:style-name="P16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</table:table>
      <text:p text:style-name="P3"><text:a xlink:type="simple" xlink:href="py3o:///if" text:style-name="Internet_20_link" text:visited-style-name="Visited_20_Internet_20_Link"><text:span text:style-name="T2">/if</text:span></text:a></text:p>
      <text:p text:style-name="P4"><text:a xlink:type="simple" xlink:href="py3o://if=%22options.report_by%20==%20'salesman'%22" text:style-name="Internet_20_link" text:visited-style-name="Visited_20_Internet_20_Link"><text:span text:style-name="T6">if="options.report_by == 'salesman'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No.</text:p>
          </table:table-cell>
          <table:table-cell table:style-name="Table3.A1" office:value-type="string">
            <text:p text:style-name="P14">Salesman</text:p>
          </table:table-cell>
          <table:table-cell table:style-name="Table3.A1" office:value-type="string">
            <text:p text:style-name="P14">Sales Team</text:p>
          </table:table-cell>
          <table:table-cell table:style-name="Table3.D1" office:value-type="string">
            <text:p text:style-name="P12">Total Sales Amount</text:p>
          </table:table-cell>
        </table:table-row>
        <table:table-row table:style-name="Table3.1">
          <table:table-cell table:style-name="Table3.A2" table:number-columns-spanned="4" office:value-type="string">
            <text:p text:style-name="P17"><text:a xlink:type="simple" xlink:href="py3o://for=%22index,%20record%20in%20enumerate(records,%201)%22" text:style-name="Internet_20_link" text:visited-style-name="Visited_20_Internet_20_Link"><text:span text:style-name="T8">for="index, record in enumerate(records, 1)"</text:span></text:a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1"><text:user-field-get text:name="py3o.index">Number</text:user-field-get></text:p>
          </table:table-cell>
          <table:table-cell table:style-name="Table3.B3" office:value-type="string">
            <text:p text:style-name="P27"><text:user-field-get text:name="py3o.record.name">Name</text:user-field-get></text:p>
          </table:table-cell>
          <table:table-cell table:style-name="Table3.C3" office:value-type="string">
            <text:p text:style-name="P27"><text:user-field-get text:name="py3o.record.team">Sales Team</text:user-field-get></text:p>
          </table:table-cell>
          <table:table-cell table:style-name="Table3.D3" office:value-type="string">
            <text:p text:style-name="P27"><text:user-field-get text:name="py3o.record.total">Total</text:user-field-get></text:p>
          </table:table-cell>
        </table:table-row>
        <table:table-row table:style-name="Table3.4">
          <table:table-cell table:style-name="Table3.A4" table:number-columns-spanned="4" office:value-type="string">
            <text:p text:style-name="P17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</table:table>
      <text:p text:style-name="P4"><text:a xlink:type="simple" xlink:href="py3o:///if" text:style-name="Internet_20_link" text:visited-style-name="Visited_20_Internet_20_Link"><text:span text:style-name="T2">/if</text:span></text:a></text:p>
      <text:p text:style-name="P5"><text:a xlink:type="simple" xlink:href="py3o://if=&quot;options.report_by == 'product'&quot;" text:style-name="Internet_20_link" text:visited-style-name="Visited_20_Internet_20_Link"><text:span text:style-name="T7">if="options.report_by == 'product'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>No.</text:p>
          </table:table-cell>
          <table:table-cell table:style-name="Table4.A1" office:value-type="string">
            <text:p text:style-name="P30">Code</text:p>
          </table:table-cell>
          <table:table-cell table:style-name="Table4.A1" office:value-type="string">
            <text:p text:style-name="P30">Item</text:p>
          </table:table-cell>
          <table:table-cell table:style-name="Table4.A1" office:value-type="string">
            <text:p text:style-name="P30">Qty</text:p>
          </table:table-cell>
          <table:table-cell table:style-name="Table4.E1" office:value-type="string">
            <text:p text:style-name="P30">UoM</text:p>
          </table:table-cell>
        </table:table-row>
        <table:table-row table:style-name="Table4.1">
          <table:table-cell table:style-name="Table4.A2" table:number-columns-spanned="4" office:value-type="string">
            <text:p text:style-name="P18"><text:a xlink:type="simple" xlink:href="py3o://for=%22index,%20record%20in%20enumerate(records,%201)%22" text:style-name="Internet_20_link" text:visited-style-name="Visited_20_Internet_20_Link"><text:span text:style-name="T8">for="index, record in enumerate(records, 1)"</text:span></text:a></text:p>
          </table:table-cell>
          <table:covered-table-cell/>
          <table:covered-table-cell/>
          <table:covered-table-cell/>
          <table:table-cell table:style-name="Table4.E2" office:value-type="string">
            <text:p text:style-name="P18"/>
          </table:table-cell>
        </table:table-row>
        <table:table-row table:style-name="Table4.3">
          <table:table-cell table:style-name="Table4.A3" office:value-type="string">
            <text:p text:style-name="P22"><text:user-field-get text:name="py3o.index">Number</text:user-field-get></text:p>
          </table:table-cell>
          <table:table-cell table:style-name="Table4.B3" office:value-type="string">
            <text:p text:style-name="P28"><text:user-field-get text:name="py3o.record.code">Code</text:user-field-get></text:p>
          </table:table-cell>
          <table:table-cell table:style-name="Table4.C3" office:value-type="string">
            <text:p text:style-name="P28"><text:user-field-get text:name="py3o.record.name">Name</text:user-field-get></text:p>
          </table:table-cell>
          <table:table-cell table:style-name="Table4.D3" office:value-type="string">
            <text:p text:style-name="P28"><text:user-field-get text:name="py3o.record.qty">Qty</text:user-field-get></text:p>
          </table:table-cell>
          <table:table-cell table:style-name="Table4.E3" office:value-type="string">
            <text:p text:style-name="P28"><text:user-field-get text:name="py3o.record.uom">UoM</text:user-field-get></text:p>
          </table:table-cell>
        </table:table-row>
        <table:table-row table:style-name="Table4.4">
          <table:table-cell table:style-name="Table4.A4" table:number-columns-spanned="4" office:value-type="string">
            <text:p text:style-name="P18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table-cell table:style-name="Table4.E4" office:value-type="string">
            <text:p text:style-name="P18"/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2">/i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9:13:55.154309278</meta:creation-date>
    <dc:date>2022-06-08T09:04:06.353000000</dc:date>
    <meta:editing-duration>PT22H40M32S</meta:editing-duration>
    <meta:editing-cycles>67</meta:editing-cycles>
    <meta:generator>LibreOffice/7.3.3.2$Windows_X86_64 LibreOffice_project/d1d0ea68f081ee2800a922cac8f79445e4603348</meta:generator>
    <meta:document-statistic meta:table-count="4" meta:image-count="0" meta:object-count="0" meta:page-count="1" meta:paragraph-count="52" meta:word-count="91" meta:character-count="615" meta:non-whitespace-character-count="576"/>
  </office:meta>
</office:document-meta>
</file>